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style:text-underline-style="none" fo:font-weight="bold" style:font-size-asian="10pt" style:font-size-complex="10pt"/>
    </style:style>
    <style:style style:name="ce9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 style:data-style-name="N37">
      <style:text-properties fo:font-size="12pt" fo:font-weight="bold"/>
    </style:style>
    <style:style style:name="ce12" style:family="table-cell" style:parent-style-name="Default">
      <style:text-properties fo:font-size="12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size="12pt" fo:font-weight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 2012 cluster01-10</text:p>
          </table:table-cell>
          <table:table-cell table:style-name="ce11" table:number-columns-repeated="2"/>
          <table:table-cell table:number-columns-repeated="4"/>
          <table:table-cell table:style-name="ce16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2" table:number-columns-repeated="5"/>
          <table:table-cell table:style-name="ce1"/>
          <table:table-cell table:style-name="ce12" table:number-columns-repeated="3"/>
          <table:table-cell table:style-name="ce1" table:number-columns-repeated="1012"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2" table:number-columns-repeated="5"/>
          <table:table-cell table:style-name="ce1"/>
          <table:table-cell table:style-name="ce12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17" table:number-columns-repeated="2"/>
          <table:table-cell table:style-name="ce12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6" table:style-name="ce1" office:value-type="float" office:value="31000">
            <text:p>31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28860">
            <text:p>28860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1036">
            <text:p>31036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UNOPTIMIZED UDP</text:p>
          </table:table-cell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2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299">
            <text:p>29299</text:p>
          </table:table-cell>
          <table:table-cell table:style-name="ce1" office:value-type="float" office:value="7315">
            <text:p>7315</text:p>
          </table:table-cell>
          <table:table-cell table:style-name="ce1" office:value-type="float" office:value="6529">
            <text:p>6529</text:p>
          </table:table-cell>
          <table:table-cell table:style-name="ce1" office:value-type="float" office:value="6328">
            <text:p>6328</text:p>
          </table:table-cell>
          <table:table-cell table:style-name="ce1" office:value-type="float" office:value="5809">
            <text:p>5809</text:p>
          </table:table-cell>
          <table:table-cell table:style-name="ce1" office:value-type="float" office:value="5902">
            <text:p>590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744">
            <text:p>29744</text:p>
          </table:table-cell>
          <table:table-cell table:style-name="ce1" office:value-type="float" office:value="10563">
            <text:p>10563</text:p>
          </table:table-cell>
          <table:table-cell table:style-name="ce1" office:value-type="float" office:value="7160">
            <text:p>7160</text:p>
          </table:table-cell>
          <table:table-cell table:style-name="ce1" office:value-type="float" office:value="7266">
            <text:p>7266</text:p>
          </table:table-cell>
          <table:table-cell table:style-name="ce1" office:value-type="float" office:value="8686">
            <text:p>8686</text:p>
          </table:table-cell>
          <table:table-cell table:style-name="ce1" office:value-type="float" office:value="8158">
            <text:p>8158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29770">
            <text:p>29770</text:p>
          </table:table-cell>
          <table:table-cell table:style-name="ce1" office:value-type="float" office:value="6935">
            <text:p>6935</text:p>
          </table:table-cell>
          <table:table-cell table:style-name="ce1" office:value-type="float" office:value="13635">
            <text:p>13635</text:p>
          </table:table-cell>
          <table:table-cell table:style-name="ce1" office:value-type="float" office:value="25188">
            <text:p>25188</text:p>
          </table:table-cell>
          <table:table-cell table:style-name="ce1" office:value-type="float" office:value="26860">
            <text:p>26860</text:p>
          </table:table-cell>
          <table:table-cell table:style-name="ce1" office:value-type="float" office:value="27677">
            <text:p>27677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904">
            <text:p>29904</text:p>
          </table:table-cell>
          <table:table-cell table:style-name="ce1" office:value-type="float" office:value="10079">
            <text:p>10079</text:p>
          </table:table-cell>
          <table:table-cell table:style-name="ce1" office:value-type="float" office:value="9067">
            <text:p>9067</text:p>
          </table:table-cell>
          <table:table-cell table:style-name="ce1" office:value-type="float" office:value="29655">
            <text:p>29655</text:p>
          </table:table-cell>
          <table:table-cell table:style-name="ce1" office:value-type="float" office:value="28288">
            <text:p>28288</text:p>
          </table:table-cell>
          <table:table-cell table:style-name="ce1" office:value-type="float" office:value="29420">
            <text:p>29420</text:p>
          </table:table-cell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UNOPTIMIZED TCP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7" office:value-type="string">
            <text:p>Nodes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5" office:value-type="string">
            <text:p>dist-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dist-async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OPTIMIZED (-SET +ATTRIBUTE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office:value-type="float" office:value="29027">
            <text:p>29027</text:p>
          </table:table-cell>
          <table:table-cell table:style-name="ce3" office:value-type="float" office:value="9455">
            <text:p>9455</text:p>
          </table:table-cell>
          <table:table-cell table:style-name="ce3" office:value-type="float" office:value="10036">
            <text:p>10036</text:p>
          </table:table-cell>
          <table:table-cell table:style-name="ce3" office:value-type="float" office:value="10031">
            <text:p>10031</text:p>
          </table:table-cell>
          <table:table-cell table:style-name="ce3" office:value-type="float" office:value="8030">
            <text:p>8030</text:p>
          </table:table-cell>
          <table:table-cell table:style-name="ce3" office:value-type="float" office:value="7713">
            <text:p>7713</text:p>
          </table:table-cell>
          <table:table-cell table:style-name="ce3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052">
            <text:p>29052</text:p>
          </table:table-cell>
          <table:table-cell table:style-name="ce1" office:value-type="float" office:value="27571">
            <text:p>27571</text:p>
          </table:table-cell>
          <table:table-cell table:style-name="ce1" office:value-type="float" office:value="24160">
            <text:p>24160</text:p>
          </table:table-cell>
          <table:table-cell table:style-name="ce1" office:value-type="float" office:value="23223">
            <text:p>23223</text:p>
          </table:table-cell>
          <table:table-cell table:style-name="ce1" office:value-type="float" office:value="20738">
            <text:p>20738</text:p>
          </table:table-cell>
          <table:table-cell table:style-name="ce1" office:value-type="float" office:value="21815">
            <text:p>21815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30284">
            <text:p>30284</text:p>
          </table:table-cell>
          <table:table-cell table:style-name="ce1" office:value-type="float" office:value="8924">
            <text:p>8924</text:p>
          </table:table-cell>
          <table:table-cell table:style-name="ce1" office:value-type="float" office:value="23957">
            <text:p>23957</text:p>
          </table:table-cell>
          <table:table-cell table:style-name="ce1" office:value-type="float" office:value="28097">
            <text:p>28097</text:p>
          </table:table-cell>
          <table:table-cell table:style-name="ce1" office:value-type="float" office:value="28224">
            <text:p>28224</text:p>
          </table:table-cell>
          <table:table-cell table:style-name="ce1" office:value-type="float" office:value="29542">
            <text:p>2954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30120">
            <text:p>30120</text:p>
          </table:table-cell>
          <table:table-cell table:style-name="ce1" office:value-type="float" office:value="9929">
            <text:p>9929</text:p>
          </table:table-cell>
          <table:table-cell table:style-name="ce1" office:value-type="float" office:value="24485">
            <text:p>24485</text:p>
          </table:table-cell>
          <table:table-cell table:style-name="ce1" office:value-type="float" office:value="29265">
            <text:p>29265</text:p>
          </table:table-cell>
          <table:table-cell table:style-name="ce1" office:value-type="float" office:value="27886">
            <text:p>27886</text:p>
          </table:table-cell>
          <table:table-cell table:style-name="ce1" office:value-type="float" office:value="28473">
            <text:p>28473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5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OPTIMIZED (+SET +ATTRIBUTE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/>
          <table:table-cell table:style-name="ce1" office:value-type="float" office:value="30238">
            <text:p>30238</text:p>
          </table:table-cell>
          <table:table-cell table:style-name="ce1" office:value-type="float" office:value="30111">
            <text:p>30111</text:p>
          </table:table-cell>
          <table:table-cell table:style-name="ce1" office:value-type="float" office:value="31230">
            <text:p>31230</text:p>
          </table:table-cell>
          <table:table-cell table:style-name="ce1" office:value-type="float" office:value="29231">
            <text:p>29231</text:p>
          </table:table-cell>
          <table:table-cell table:style-name="ce1" office:value-type="float" office:value="30646">
            <text:p>3064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/>
          <table:table-cell table:style-name="ce1" office:value-type="float" office:value="30902">
            <text:p>30902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1297">
            <text:p>31297</text:p>
          </table:table-cell>
          <table:table-cell table:style-name="ce1" office:value-type="float" office:value="29753">
            <text:p>29753</text:p>
          </table:table-cell>
          <table:table-cell table:style-name="ce1" office:value-type="float" office:value="30562">
            <text:p>3056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/>
          <table:table-cell table:style-name="ce1" office:value-type="float" office:value="29146">
            <text:p>29146</text:p>
          </table:table-cell>
          <table:table-cell table:style-name="ce1" office:value-type="float" office:value="30740">
            <text:p>30740</text:p>
          </table:table-cell>
          <table:table-cell table:style-name="ce1" office:value-type="float" office:value="29673">
            <text:p>29673</text:p>
          </table:table-cell>
          <table:table-cell table:style-name="ce1" office:value-type="float" office:value="28752">
            <text:p>28752</text:p>
          </table:table-cell>
          <table:table-cell table:style-name="ce1" office:value-type="float" office:value="29274">
            <text:p>29274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/>
          <table:table-cell table:style-name="ce1" office:value-type="float" office:value="29325">
            <text:p>29325</text:p>
          </table:table-cell>
          <table:table-cell table:style-name="ce1" office:value-type="float" office:value="29137">
            <text:p>29137</text:p>
          </table:table-cell>
          <table:table-cell table:style-name="ce1" office:value-type="float" office:value="30084">
            <text:p>30084</text:p>
          </table:table-cell>
          <table:table-cell table:style-name="ce1" office:value-type="float" office:value="30515">
            <text:p>30515</text:p>
          </table:table-cell>
          <table:table-cell table:style-name="ce1" office:value-type="float" office:value="29385">
            <text:p>29385</text:p>
          </table:table-cell>
          <table:table-cell table:style-name="ce1" table:number-columns-repeated="1015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Varying number of clients (8 nodes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"/>
          <table:table-cell table:style-name="ce1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>
            <text:p>Impact of repl queue</text:p>
          </table:table-cell>
          <table:table-cell table:style-name="ce15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"/>
          <table:table-cell table:style-name="ce1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Upgrade to JGroups 3.1</text:p>
          </table:table-cell>
          <table:table-cell table:style-name="ce15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"/>
          <table:table-cell table:style-name="ce1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Using TCP instead of UDP stack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10GB network (messaging-xx) +802.3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5" table:number-columns-repeated="5"/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table:table-column table:style-name="co1" table:number-columns-repeated="2" table:default-cell-style-name="Default"/>
        <table:table-column table:style-name="co2" table:default-cell-style-name="ce18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1" office:value-type="date" office:date-value="2008-01-17">
            <text:p>01/17/08</text:p>
          </table:table-cell>
          <table:table-cell table:style-name="ce11"/>
          <table:table-cell table:number-columns-repeated="3"/>
          <table:table-cell table:style-name="ce16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/>
          <table:table-cell table:style-name="ce16" office:value-type="string">
            <text:p>1 node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6" table:number-columns-repeated="4"/>
          <table:table-cell/>
          <table:table-cell table:style-name="ce16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style-name="ce15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6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5" office:value-type="float" office:value="6303">
            <text:p>6303</text:p>
          </table:table-cell>
          <table:table-cell table:style-name="ce15" office:value-type="float" office:value="496">
            <text:p>496</text:p>
          </table:table-cell>
          <table:table-cell table:style-name="ce15" office:value-type="float" office:value="752">
            <text:p>752</text:p>
          </table:table-cell>
          <table:table-cell table:style-name="ce15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5" office:value-type="float" office:value="6730">
            <text:p>6730</text:p>
          </table:table-cell>
          <table:table-cell table:style-name="ce15" office:value-type="float" office:value="2940">
            <text:p>2940</text:p>
          </table:table-cell>
          <table:table-cell table:style-name="ce15" office:value-type="float" office:value="4315">
            <text:p>4315</text:p>
          </table:table-cell>
          <table:table-cell table:style-name="ce15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5" office:value-type="float" office:value="8823">
            <text:p>8823</text:p>
          </table:table-cell>
          <table:table-cell table:style-name="ce15" table:formula="of:=(9289+8560+8729+9074)/4" office:value-type="float" office:value="8913">
            <text:p>8913</text:p>
          </table:table-cell>
          <table:table-cell table:style-name="ce15" table:formula="of:=(8797+9129+9234+8928)/4" office:value-type="float" office:value="9022">
            <text:p>9022</text:p>
          </table:table-cell>
          <table:table-cell table:style-name="ce15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5" table:formula="of:=(6728+6386)/2" office:value-type="float" office:value="6557">
            <text:p>6557</text:p>
          </table:table-cell>
          <table:table-cell table:style-name="ce15" table:formula="of:=(9440+9755+9254)/3" office:value-type="float" office:value="9483">
            <text:p>9483</text:p>
          </table:table-cell>
          <table:table-cell table:style-name="ce15" office:value-type="float" office:value="8565">
            <text:p>8565</text:p>
          </table:table-cell>
          <table:table-cell table:style-name="ce15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5" office:value-type="float" office:value="8964">
            <text:p>8964</text:p>
          </table:table-cell>
          <table:table-cell table:style-name="ce15" office:value-type="float" office:value="9047">
            <text:p>9047</text:p>
          </table:table-cell>
          <table:table-cell table:style-name="ce15" office:value-type="float" office:value="9021">
            <text:p>9021</text:p>
          </table:table-cell>
          <table:table-cell table:style-name="ce15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53in" svg:height="3.5717in" svg:x="0.0157in" svg:y="0.0748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61in" svg:x="0.878in" svg:y="0.1673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62in" svg:height="3.8516in" svg:x="0.0657in" svg:y="0.0106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13in" svg:height="3.7012in" svg:x="0.0055in" svg:y="0.0232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56in" svg:height="3.5402in" svg:x="0.0343in" svg:y="0.0217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5-15T10:21:08</dc:date>
    <meta:editing-cycles>240</meta:editing-cycles>
    <meta:editing-duration>P7DT22H35M38S</meta:editing-duration>
    <dc:creator>Bela Ban</dc:creator>
    <meta:document-statistic meta:table-count="2" meta:cell-count="474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4cm" svg:height="9.408cm" xlink:href=".." xlink:type="simple" chart:class="chart:line" chart:style-name="ch1">
        <chart:title svg:x="4.938cm" svg:y="0.192cm" chart:style-name="ch2">
          <text:p>Buddy Replication</text:p>
        </chart:title>
        <chart:subtitle svg:x="0.457cm" svg:y="0.935cm" chart:style-name="ch3">
          <text:p>(400 concurrent clients, ATTRIBUTE, SET_AND_NON_PRIMITIVE_GET)</text:p>
        </chart:subtitle>
        <chart:legend chart:legend-position="end" svg:x="10.628cm" svg:y="3.979cm" style:legend-expansion="high" chart:style-name="ch4"/>
        <chart:plot-area chart:style-name="ch5" table:cell-range-address="'2008'.C144:'2008'.G147" chart:data-source-has-labels="both" svg:x="1.097cm" svg:y="1.863cm" svg:width="9.428cm" svg:height="6.359cm">
          <chartooo:coordinate-region svg:x="2.229cm" svg:y="2.019cm" svg:width="8.204cm" svg:height="5.642cm"/>
          <chart:axis chart:dimension="x" chart:name="primary-x" chart:style-name="ch6" chartooo:axis-type="text">
            <chart:title svg:x="4.806cm" svg:y="8.677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5cm" svg:y="6.67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3cm" chart:style-name="ch2">
          <text:p>TCP vs. UDP</text:p>
        </chart:title>
        <chart:subtitle svg:x="0.486cm" svg:y="0.933cm" chart:style-name="ch3">
          <text:p>(400 concurrent clients, ATTRIBUTE, SET_AND_NON_PRIMITIVE_GET)</text:p>
        </chart:subtitle>
        <chart:legend chart:legend-position="end" svg:x="10.697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61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8cm" svg:y="6.504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6cm" svg:height="8.999cm" xlink:href=".." xlink:type="simple" chart:class="chart:line" chart:style-name="ch1">
        <chart:title svg:x="5.021cm" svg:y="0.185cm" chart:style-name="ch2">
          <text:p>Cost of REPL_SYNC</text:p>
        </chart:title>
        <chart:subtitle svg:x="0.871cm" svg:y="0.918cm" chart:style-name="ch3">
          <text:p>(400 concurrent clients, ATTRIBUTE, SET_AND_NON_PRIMITIVE_GET)</text:p>
        </chart:subtitle>
        <chart:legend chart:legend-position="end" svg:x="10.391cm" svg:y="3.568cm" style:legend-expansion="high" chart:style-name="ch4"/>
        <chart:plot-area chart:style-name="ch5" table:cell-range-address="'2008'.C189:'2008'.G193" chart:data-source-has-labels="both" svg:x="1.125cm" svg:y="1.606cm" svg:width="9.141cm" svg:height="6.183cm">
          <chartooo:coordinate-region svg:x="2.257cm" svg:y="1.762cm" svg:width="7.917cm" svg:height="5.466cm"/>
          <chart:axis chart:dimension="x" chart:name="primary-x" chart:style-name="ch6" chartooo:axis-type="text">
            <chart:title svg:x="4.691cm" svg:y="8.235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9cm" svg:y="6.33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8cm" svg:height="9.079cm" xlink:href=".." xlink:type="simple" chart:class="chart:line" chart:style-name="ch1">
        <chart:title svg:x="3.173cm" svg:y="0.187cm" chart:style-name="ch2">
          <text:p>Performance Before Optimization</text:p>
        </chart:title>
        <chart:subtitle svg:x="4.864cm" svg:y="1.019cm" chart:style-name="ch3">
          <text:p>(400 concurrent clients)</text:p>
        </chart:subtitle>
        <chart:legend chart:legend-position="end" svg:x="8.916cm" svg:y="3.722cm" style:legend-expansion="high" chart:style-name="ch4"/>
        <chart:plot-area chart:style-name="ch5" table:cell-range-address="'2008'.C73:'2008'.G75" chart:data-source-has-labels="both" svg:x="1.106cm" svg:y="1.795cm" svg:width="8.878cm" svg:height="6.111cm">
          <chartooo:coordinate-region svg:x="2.238cm" svg:y="1.951cm" svg:width="7.654cm" svg:height="5.394cm"/>
          <chart:axis chart:dimension="x" chart:name="primary-x" chart:style-name="ch6" chartooo:axis-type="text">
            <chart:title svg:x="4.543cm" svg:y="8.24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8cm" svg:y="6.69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4cm" xlink:href=".." xlink:type="simple" chart:class="chart:line" chart:style-name="ch1">
        <chart:title svg:x="2.943cm" svg:y="0.203cm" chart:style-name="ch2">
          <text:p>Optimization of Replication Granularity</text:p>
        </chart:title>
        <chart:subtitle svg:x="1.774cm" svg:y="0.958cm" chart:style-name="ch3">
          <text:p>(400 concurrent clients, SET_AND_NON_PRIMITIVE_GET)</text:p>
        </chart:subtitle>
        <chart:legend chart:legend-position="end" svg:x="10.105cm" svg:y="4.456cm" style:legend-expansion="high" chart:style-name="ch4"/>
        <chart:plot-area chart:style-name="ch5" table:cell-range-address="'2008'.C94:'2008'.G96" chart:data-source-has-labels="both" svg:x="1.109cm" svg:y="1.668cm" svg:width="8.997cm" svg:height="7.015cm">
          <chartooo:coordinate-region svg:x="2.086cm" svg:y="1.824cm" svg:width="7.928cm" svg:height="6.298cm"/>
          <chart:axis chart:dimension="x" chart:name="primary-x" chart:style-name="ch6" chartooo:axis-type="text">
            <chart:title svg:x="4.602cm" svg:y="9.151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2cm" svg:y="6.81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3cm" svg:height="9.79cm" xlink:href=".." xlink:type="simple" chart:class="chart:line" chart:style-name="ch1">
        <chart:title svg:x="3.558cm" svg:y="0.201cm" chart:style-name="ch2">
          <text:p>Optimization of Replication Trigger</text:p>
        </chart:title>
        <chart:subtitle svg:x="5.107cm" svg:y="0.948cm" chart:style-name="ch3">
          <text:p>(400 concurrent clients)</text:p>
        </chart:subtitle>
        <chart:legend chart:legend-position="end" svg:x="9.381cm" svg:y="3.999cm" style:legend-expansion="high" chart:style-name="ch4"/>
        <chart:plot-area chart:style-name="ch5" table:cell-range-address="'2008'.C120:'2008'.G123" chart:data-source-has-labels="both" svg:x="1.127cm" svg:y="1.65cm" svg:width="9.111cm" svg:height="6.887cm">
          <chartooo:coordinate-region svg:x="2.259cm" svg:y="1.806cm" svg:width="7.887cm" svg:height="6.17cm"/>
          <chart:axis chart:dimension="x" chart:name="primary-x" chart:style-name="ch6" chartooo:axis-type="text">
            <chart:title svg:x="4.678cm" svg:y="8.996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91cm" svg:y="6.71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